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f1488" officeooo:paragraph-rsid="001f1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Vajna</meta:initial-creator>
    <meta:creation-date>2024-09-10T10:00:55.104376608</meta:creation-date>
    <dc:date>2024-09-10T14:03:08.400188771</dc:date>
    <dc:creator>Miklos Vajna</dc:creator>
    <meta:editing-duration>PT34S</meta:editing-duration>
    <meta:editing-cycles>2</meta:editing-cycles>
    <meta:generator>LibreOfficeDev/25.2.0.0.alpha0$Linux_X86_64 LibreOffice_project/c91d262abf4e86ec75a19aa96bfddc3d4315db3c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print "hello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